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cecapade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Team TEAM</text:p>
            <text:p>Kenneth Lombardi – Tech lead</text:p>
            <text:p>Steven Peng – Design lea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First-person arcade runner with collecting and avoiding objects IN SPACE! </text:p>
              </text:list-item>
              <text:list-item>
                <text:p>Player is scored on distance traveled + rings collected while racing against the clock</text:p>
              </text:list-item>
              <text:list-item>
                <text:p>Player may move in any direction as well as boost to travel faster</text:p>
              </text:list-item>
              <text:list-item>
                <text:p>Mobile game using tilt controls to mo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ce Prototyp<text:tab/>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ameplay</text:p>
              </text:list-item>
              <text:list-item>
                <text:p>Menus</text:p>
              </text:list-item>
              <text:list-item>
                <text:p>Feedback</text:p>
                <text:list>
                  <text:list-item>
                    <text:p>Sounds</text:p>
                  </text:list-item>
                  <text:list-item>
                    <text:p>Camera shake</text:p>
                  </text:list-item>
                  <text:list-item>
                    <text:p>Collision timer bonus</text:p>
                  </text:list-item>
                  <text:list-item>
                    <text:p>Checkpoin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4.639cm" svg:height="12.18cm" svg:x="1.4cm" svg:y="4.914cm" presentation:class="subtitle">
          <draw:text-box>
            <text:p>goto G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31T21:03:53.65</meta:creation-date>
    <dc:date>2012-12-05T22:35:46.89</dc:date>
    <meta:editing-duration>PT13M10S</meta:editing-duration>
    <meta:editing-cycles>4</meta:editing-cycles>
    <meta:generator>LibreOffice/3.5$Windows_x86 LibreOffice_project/7122e39-92ed229-498d286-15e43b4-d70da21</meta:generator>
    <meta:document-statistic meta:object-count="36"/>
  </office:meta>
</office:document-meta>
</file>